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D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7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9.D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3196011332768">
          <table:table-cell table:style-name="Table9.A1" table:number-columns-spanned="2" office:value-type="string">
            <text:p text:style-name="P47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11337376">
          <table:table-cell table:style-name="Table9.A2" office:value-type="string">
            <text:p text:style-name="P42"/>
          </table:table-cell>
          <table:table-cell table:style-name="Table9.B2" office:value-type="string">
            <text:p text:style-name="P4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/>
          </table:table-cell>
        </table:table-row>
        <table:table-row table:style-name="TableLine319601133737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7" office:value-type="string">
            <text:p text:style-name="P29"/>
          </table:table-cell>
          <table:table-cell table:style-name="Table9.B7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D7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</text:span><text:soft-page-break/><text:span text:style-name="T8">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55:36.510000000</dc:date>
    <meta:editing-duration>P1DT7H25M46S</meta:editing-duration>
    <meta:editing-cycles>810</meta:editing-cycles>
    <meta:document-statistic meta:table-count="9" meta:image-count="0" meta:object-count="0" meta:page-count="4" meta:paragraph-count="129" meta:word-count="372" meta:character-count="2413" meta:non-whitespace-character-count="2165"/>
  </office:meta>
</office:document-meta>
</file>